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Noteworthy-Light" svg:font-family="Noteworthy-Light"/>
    <style:font-face style:name="Helvetica" svg:font-family="Helvetica" style:font-family-generic="swiss"/>
    <style:font-face style:name="Helvetica1" svg:font-family="Helvetica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style:font-name="Verdana" fo:font-size="12pt" fo:font-weight="normal" officeooo:paragraph-rsid="00220858" style:font-size-asian="12pt" style:font-weight-asian="normal" style:font-size-complex="12pt" style:font-weight-complex="normal"/>
    </style:style>
    <style:style style:name="P2" style:family="paragraph" style:parent-style-name="Heading_20_2">
      <style:text-properties style:font-name="Verdana" fo:font-size="12pt" fo:font-weight="normal" officeooo:paragraph-rsid="0024338c" style:font-size-asian="12pt" style:font-weight-asian="normal" style:font-size-complex="12pt" style:font-weight-complex="normal"/>
    </style:style>
    <style:style style:name="P3" style:family="paragraph" style:parent-style-name="Heading_20_2">
      <style:text-properties style:font-name="Verdana" fo:font-size="12pt" fo:font-weight="normal" officeooo:paragraph-rsid="0026c74e" style:font-size-asian="12pt" style:font-weight-asian="normal" style:font-size-complex="12pt" style:font-weight-complex="normal"/>
    </style:style>
    <style:style style:name="P4" style:family="paragraph" style:parent-style-name="Heading_20_2">
      <style:paragraph-properties style:text-autospace="none"/>
      <style:text-properties style:use-window-font-color="true" style:font-name="Verdana" fo:font-size="12pt" fo:font-weight="normal" officeooo:paragraph-rsid="0024338c" style:font-name-asian="Noteworthy-Light" style:font-size-asian="12pt" style:font-weight-asian="normal" style:font-name-complex="Noteworthy-Light" style:font-size-complex="12pt" style:font-weight-complex="normal"/>
    </style:style>
    <style:style style:name="P5" style:family="paragraph" style:parent-style-name="Standard">
      <style:paragraph-properties style:text-autospace="none"/>
      <style:text-properties style:use-window-font-color="true" style:font-name="Verdana" fo:font-size="12pt" fo:font-weight="normal" officeooo:paragraph-rsid="002c87e4" style:font-name-asian="Helvetica" style:font-size-asian="12pt" style:font-weight-asian="normal" style:font-name-complex="Helvetica" style:font-size-complex="12pt" style:font-weight-complex="normal"/>
    </style:style>
    <style:style style:name="P6" style:family="paragraph" style:parent-style-name="Standard">
      <style:paragraph-properties style:text-autospace="none"/>
      <style:text-properties style:use-window-font-color="true" style:font-name="Verdana" fo:font-size="12pt" fo:font-weight="normal" officeooo:paragraph-rsid="0030a39a" style:font-name-asian="Helvetica" style:font-size-asian="12pt" style:font-weight-asian="normal" style:font-name-complex="Helvetica" style:font-size-complex="12pt" style:font-weight-complex="normal"/>
    </style:style>
    <style:style style:name="P7" style:family="paragraph" style:parent-style-name="Standard">
      <style:paragraph-properties style:text-autospace="none"/>
      <style:text-properties style:use-window-font-color="true" style:font-name="Verdana" fo:font-size="12pt" fo:font-weight="normal" officeooo:paragraph-rsid="00319e86" style:font-name-asian="Helvetica" style:font-size-asian="12pt" style:font-weight-asian="normal" style:font-name-complex="Helvetica" style:font-size-complex="12pt" style:font-weight-complex="normal"/>
    </style:style>
    <style:style style:name="P8" style:family="paragraph" style:parent-style-name="Standard">
      <style:paragraph-properties style:text-autospace="none"/>
      <style:text-properties style:use-window-font-color="true" style:font-name="Verdana" fo:font-size="12pt" fo:font-weight="normal" officeooo:paragraph-rsid="00336993" style:font-name-asian="Helvetica" style:font-size-asian="12pt" style:font-weight-asian="normal" style:font-name-complex="Helvetica" style:font-size-complex="12pt" style:font-weight-complex="normal"/>
    </style:style>
    <style:style style:name="P9" style:family="paragraph" style:parent-style-name="Standard">
      <style:paragraph-properties style:text-autospace="none"/>
      <style:text-properties style:use-window-font-color="true" style:font-name="Verdana" fo:font-size="12pt" fo:font-weight="normal" officeooo:paragraph-rsid="0034d8d2" style:font-name-asian="Helvetica" style:font-size-asian="12pt" style:font-weight-asian="normal" style:font-name-complex="Helvetica" style:font-size-complex="12pt" style:font-weight-complex="normal"/>
    </style:style>
    <style:style style:name="P10" style:family="paragraph" style:parent-style-name="Standard">
      <style:paragraph-properties style:text-autospace="none"/>
      <style:text-properties style:use-window-font-color="true" style:font-name="Verdana" fo:font-size="12pt" fo:font-weight="normal" officeooo:paragraph-rsid="00362867" style:font-name-asian="Helvetica" style:font-size-asian="12pt" style:font-weight-asian="normal" style:font-name-complex="Helvetica" style:font-size-complex="12pt" style:font-weight-complex="normal"/>
    </style:style>
    <style:style style:name="P11" style:family="paragraph" style:parent-style-name="Standard">
      <style:paragraph-properties style:text-autospace="none"/>
      <style:text-properties style:use-window-font-color="true" style:font-name="Verdana" fo:font-size="12pt" officeooo:paragraph-rsid="002e6640" style:font-name-asian="Helvetica" style:font-size-asian="12pt" style:font-name-complex="Helvetica" style:font-size-complex="12pt"/>
    </style:style>
    <style:style style:name="P12" style:family="paragraph" style:parent-style-name="Standard">
      <style:paragraph-properties style:text-autospace="none"/>
      <style:text-properties style:use-window-font-color="true" style:font-name="Verdana" fo:font-size="12pt" officeooo:paragraph-rsid="00220858" style:font-name-asian="Noteworthy-Light" style:font-size-asian="12pt" style:font-name-complex="Noteworthy-Light" style:font-size-complex="12pt"/>
    </style:style>
    <style:style style:name="P13" style:family="paragraph" style:parent-style-name="Standard">
      <style:paragraph-properties style:text-autospace="none"/>
      <style:text-properties style:use-window-font-color="true" style:font-name="Verdana" fo:font-size="12pt" officeooo:paragraph-rsid="00209115" style:font-name-asian="Noteworthy-Light" style:font-size-asian="12pt" style:font-name-complex="Noteworthy-Light" style:font-size-complex="12pt"/>
    </style:style>
    <style:style style:name="P14" style:family="paragraph" style:parent-style-name="Standard">
      <style:paragraph-properties style:text-autospace="none"/>
      <style:text-properties style:use-window-font-color="true" style:font-name="Verdana" fo:font-size="12pt" fo:font-style="italic" officeooo:rsid="0023f060" officeooo:paragraph-rsid="0023f060" style:font-name-asian="Noteworthy-Light" style:font-size-asian="12pt" style:font-style-asian="italic" style:font-name-complex="Noteworthy-Light" style:font-size-complex="12pt" style:font-style-complex="italic"/>
    </style:style>
    <style:style style:name="P15" style:family="paragraph" style:parent-style-name="Standard">
      <style:paragraph-properties style:text-autospace="none"/>
      <style:text-properties style:use-window-font-color="true" style:font-name="Verdana" fo:font-size="12pt" fo:font-style="italic" officeooo:rsid="0023f060" officeooo:paragraph-rsid="0027a0db" style:font-name-asian="Noteworthy-Light" style:font-size-asian="12pt" style:font-style-asian="italic" style:font-name-complex="Noteworthy-Light" style:font-size-complex="12pt" style:font-style-complex="italic"/>
    </style:style>
    <style:style style:name="P16" style:family="paragraph" style:parent-style-name="Standard">
      <style:paragraph-properties style:text-autospace="none"/>
      <style:text-properties style:use-window-font-color="true" style:font-name="Verdana" fo:font-size="10pt" fo:font-style="italic" officeooo:paragraph-rsid="0023f060" style:font-name-asian="Noteworthy-Light" style:font-size-asian="10pt" style:font-style-asian="italic" style:font-name-complex="Noteworthy-Light" style:font-size-complex="10pt" style:font-style-complex="italic"/>
    </style:style>
    <style:style style:name="P17" style:family="paragraph" style:parent-style-name="Standard">
      <style:paragraph-properties style:text-autospace="none"/>
      <style:text-properties fo:color="#000000" style:font-name="Verdana" fo:font-size="12pt" officeooo:paragraph-rsid="002c198f" style:font-name-asian="Helvetica1" style:font-size-asian="12pt" style:font-name-complex="Helvetica1" style:font-size-complex="12pt"/>
    </style:style>
    <style:style style:name="P18" style:family="paragraph" style:parent-style-name="Standard">
      <style:paragraph-properties style:text-autospace="none"/>
      <style:text-properties fo:color="#000000" style:font-name="Verdana" fo:font-size="12pt" officeooo:paragraph-rsid="002c198f" style:font-name-asian="Helvetica1" style:font-size-asian="12pt" style:font-name-complex="Helvetica1" style:font-size-complex="12pt"/>
    </style:style>
    <style:style style:name="P19" style:family="paragraph" style:parent-style-name="Standard">
      <style:paragraph-properties style:text-autospace="none"/>
      <style:text-properties fo:color="#000000" style:font-name="Verdana" fo:font-size="12pt" officeooo:paragraph-rsid="001fd40d" style:font-name-asian="Helvetica1" style:font-size-asian="12pt" style:font-name-complex="Helvetica1" style:font-size-complex="12pt"/>
    </style:style>
    <style:style style:name="P20" style:family="paragraph" style:parent-style-name="Standard">
      <style:paragraph-properties style:text-autospace="none"/>
      <style:text-properties fo:color="#000000" style:font-name="Verdana" fo:font-size="12pt" officeooo:paragraph-rsid="00201150" style:font-name-asian="Helvetica1" style:font-size-asian="12pt" style:font-name-complex="Helvetica1" style:font-size-complex="12pt"/>
    </style:style>
    <style:style style:name="P21" style:family="paragraph" style:parent-style-name="Standard">
      <style:paragraph-properties style:text-autospace="none"/>
      <style:text-properties fo:color="#94bd5e" style:font-name="Verdana" fo:font-size="12pt" fo:font-weight="normal" officeooo:paragraph-rsid="002c87e4" style:font-name-asian="Helvetica" style:font-size-asian="12pt" style:font-weight-asian="normal" style:font-name-complex="Helvetica" style:font-size-complex="12pt" style:font-weight-complex="normal"/>
    </style:style>
    <style:style style:name="P22" style:family="paragraph" style:parent-style-name="Standard">
      <style:paragraph-properties style:text-autospace="none"/>
      <style:text-properties fo:color="#94bd5e" style:font-name="Verdana" fo:font-size="12pt" officeooo:paragraph-rsid="001fd40d" style:font-name-asian="Helvetica1" style:font-size-asian="12pt" style:font-name-complex="Helvetica1" style:font-size-complex="12pt"/>
    </style:style>
    <style:style style:name="P23" style:family="paragraph" style:parent-style-name="Standard">
      <style:paragraph-properties style:text-autospace="none"/>
      <style:text-properties fo:color="#94bd5e" style:font-name="Verdana" fo:font-size="12pt" officeooo:paragraph-rsid="00209115" style:font-name-asian="Noteworthy-Light" style:font-size-asian="12pt" style:font-name-complex="Noteworthy-Light" style:font-size-complex="12pt"/>
    </style:style>
    <style:style style:name="P24" style:family="paragraph" style:parent-style-name="Standard">
      <style:text-properties fo:color="#94bd5e" style:font-name="Verdana" officeooo:paragraph-rsid="0027a0db"/>
    </style:style>
    <style:style style:name="P25" style:family="paragraph" style:parent-style-name="Standard">
      <style:text-properties fo:color="#94bd5e" style:font-name="Verdana" officeooo:paragraph-rsid="0027d0cb"/>
    </style:style>
    <style:style style:name="P26" style:family="paragraph" style:parent-style-name="Standard">
      <style:text-properties style:font-name="Verdana" fo:font-size="12pt" officeooo:paragraph-rsid="00209115" style:font-size-asian="12pt" style:font-size-complex="12pt"/>
    </style:style>
    <style:style style:name="P27" style:family="paragraph" style:parent-style-name="Standard">
      <style:text-properties style:font-name="Verdana" fo:font-size="12pt" officeooo:paragraph-rsid="00220858" style:font-size-asian="12pt" style:font-size-complex="12pt"/>
    </style:style>
    <style:style style:name="P28" style:family="paragraph" style:parent-style-name="Standard">
      <style:text-properties style:font-name="Verdana" fo:font-style="italic" fo:font-weight="bold" officeooo:paragraph-rsid="0027a0db" style:font-style-asian="italic" style:font-weight-asian="bold" style:font-style-complex="italic" style:font-weight-complex="bold"/>
    </style:style>
    <style:style style:name="P29" style:family="paragraph" style:parent-style-name="Standard">
      <style:text-properties style:font-name="Verdana" fo:font-style="italic" officeooo:paragraph-rsid="0027a0db" style:font-style-asian="italic" style:font-style-complex="italic"/>
    </style:style>
    <style:style style:name="P30" style:family="paragraph" style:parent-style-name="Standard">
      <style:text-properties style:font-name="Verdana" officeooo:paragraph-rsid="0027a0db"/>
    </style:style>
    <style:style style:name="P31" style:family="paragraph" style:parent-style-name="Standard">
      <style:text-properties style:font-name="Verdana" fo:font-size="10pt" officeooo:paragraph-rsid="0027a0db" style:font-size-asian="10pt" style:font-size-complex="10pt"/>
    </style:style>
    <style:style style:name="P32" style:family="paragraph" style:parent-style-name="Standard">
      <style:text-properties style:font-name="Verdana" officeooo:paragraph-rsid="0027d0cb"/>
    </style:style>
    <style:style style:name="P33" style:family="paragraph" style:parent-style-name="Standard">
      <style:text-properties fo:color="#c0c0c0" style:font-name="Verdana" fo:font-size="10pt" officeooo:paragraph-rsid="00209115" style:font-size-asian="10pt" style:font-size-complex="10pt"/>
    </style:style>
    <style:style style:name="P34" style:family="paragraph" style:parent-style-name="Standard" style:master-page-name="Standard">
      <style:paragraph-properties style:page-number="auto" style:text-autospace="none"/>
      <style:text-properties fo:color="#000000" style:font-name="Verdana" fo:font-size="12pt" officeooo:paragraph-rsid="002c87e4" style:font-name-asian="Helvetica1" style:font-size-asian="12pt" style:font-name-complex="Helvetica1" style:font-size-complex="12pt"/>
    </style:style>
    <style:style style:name="P35" style:family="paragraph" style:parent-style-name="Standard" style:master-page-name="Standard">
      <style:paragraph-properties style:page-number="auto"/>
      <style:text-properties style:font-name="Verdana" fo:font-size="12pt" fo:font-style="italic" fo:font-weight="bold" officeooo:paragraph-rsid="00209115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1fd40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d40d" style:font-weight-asian="bold" style:font-weight-complex="bold"/>
    </style:style>
    <style:style style:name="T4" style:family="text">
      <style:text-properties fo:font-style="italic" officeooo:rsid="001fd40d" style:font-style-asian="italic" style:font-style-complex="italic"/>
    </style:style>
    <style:style style:name="T5" style:family="text">
      <style:text-properties fo:font-style="italic" officeooo:rsid="0023f060" style:font-style-asian="italic" style:font-style-complex="italic"/>
    </style:style>
    <style:style style:name="T6" style:family="text">
      <style:text-properties fo:font-style="italic" fo:font-weight="bold" officeooo:rsid="001fd40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2c87e4" style:font-style-asian="italic" style:font-weight-asian="bold" style:font-style-complex="italic" style:font-weight-complex="bold"/>
    </style:style>
    <style:style style:name="T8" style:family="text">
      <style:text-properties fo:color="#c0c0c0"/>
    </style:style>
    <style:style style:name="T9" style:family="text">
      <style:text-properties fo:color="#c0c0c0" fo:font-size="9pt" style:font-size-asian="9pt" style:font-size-complex="9pt"/>
    </style:style>
    <style:style style:name="T10" style:family="text">
      <style:text-properties fo:color="#c0c0c0" fo:font-size="10pt" style:font-size-asian="10pt" style:font-size-complex="10pt"/>
    </style:style>
    <style:style style:name="T11" style:family="text">
      <style:text-properties fo:color="#c0c0c0" style:font-name="Verdana" style:font-name-asian="Helvetica1" style:font-name-complex="Helvetica1"/>
    </style:style>
    <style:style style:name="T12" style:family="text">
      <style:text-properties fo:color="#c0c0c0" style:font-name-asian="Helvetica1" style:font-name-complex="Helvetica1"/>
    </style:style>
    <style:style style:name="T13" style:family="text">
      <style:text-properties fo:color="#000000" fo:font-weight="bold" style:font-name-asian="Helvetica1" style:font-weight-asian="bold" style:font-name-complex="Helvetica1" style:font-weight-complex="bold"/>
    </style:style>
    <style:style style:name="T14" style:family="text">
      <style:text-properties fo:color="#000000" fo:font-weight="bold" officeooo:rsid="001fd40d" style:font-name-asian="Helvetica1" style:font-weight-asian="bold" style:font-name-complex="Helvetica1" style:font-weight-complex="bold"/>
    </style:style>
    <style:style style:name="T15" style:family="text">
      <style:text-properties fo:color="#000000" fo:font-size="12pt" fo:font-weight="bold" style:font-name-asian="Helvetica1" style:font-size-asian="12pt" style:font-weight-asian="bold" style:font-name-complex="Helvetica1" style:font-size-complex="12pt" style:font-weight-complex="bold"/>
    </style:style>
    <style:style style:name="T16" style:family="text">
      <style:text-properties fo:color="#000000" fo:font-size="12pt" fo:font-weight="bold" officeooo:rsid="001fd40d" style:font-name-asian="Helvetica1" style:font-size-asian="12pt" style:font-weight-asian="bold" style:font-name-complex="Helvetica1" style:font-size-complex="12pt" style:font-weight-complex="bold"/>
    </style:style>
    <style:style style:name="T17" style:family="text">
      <style:text-properties fo:color="#000000" style:font-name="Verdana" fo:font-style="italic" fo:font-weight="bold" officeooo:rsid="001fd40d" style:font-name-asian="Helvetica1" style:font-style-asian="italic" style:font-weight-asian="bold" style:font-name-complex="Helvetica1" style:font-style-complex="italic" style:font-weight-complex="bold"/>
    </style:style>
    <style:style style:name="T18" style:family="text">
      <style:text-properties fo:color="#000000" style:font-name="Verdana" fo:font-weight="bold" style:font-name-asian="Helvetica1" style:font-weight-asian="bold" style:font-name-complex="Helvetica1" style:font-weight-complex="bold"/>
    </style:style>
    <style:style style:name="T19" style:family="text">
      <style:text-properties fo:color="#000000" style:font-name="Verdana" fo:font-weight="bold" officeooo:rsid="001fd40d" style:font-name-asian="Helvetica1" style:font-weight-asian="bold" style:font-name-complex="Helvetica1" style:font-weight-complex="bold"/>
    </style:style>
    <style:style style:name="T20" style:family="text">
      <style:text-properties fo:color="#000000" fo:font-style="italic" fo:font-weight="bold" officeooo:rsid="001fd40d" style:font-name-asian="Helvetica1" style:font-style-asian="italic" style:font-weight-asian="bold" style:font-name-complex="Helvetica1" style:font-style-complex="italic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officeooo:rsid="0027a0db" style:font-size-asian="10pt" style:font-size-complex="10pt"/>
    </style:style>
    <style:style style:name="T23" style:family="text">
      <style:text-properties fo:font-size="10pt" fo:font-style="italic" officeooo:rsid="00220858" style:font-size-asian="10pt" style:font-style-asian="italic" style:font-size-complex="10pt" style:font-style-complex="italic"/>
    </style:style>
    <style:style style:name="T24" style:family="text">
      <style:text-properties fo:font-size="10pt" fo:font-style="italic" officeooo:rsid="0027a0db" style:font-size-asian="10pt" style:font-style-asian="italic" style:font-size-complex="10pt" style:font-style-complex="italic"/>
    </style:style>
    <style:style style:name="T25" style:family="text">
      <style:text-properties fo:font-size="10pt" fo:font-style="italic" officeooo:rsid="0023f060" style:font-size-asian="10pt" style:font-style-asian="italic" style:font-size-complex="10pt" style:font-style-complex="italic"/>
    </style:style>
    <style:style style:name="T26" style:family="text">
      <style:text-properties fo:font-size="10pt" fo:font-style="italic" officeooo:rsid="00257b4e" style:font-name-asian="Noteworthy-Light" style:font-size-asian="10pt" style:font-style-asian="italic" style:font-name-complex="Noteworthy-Light" style:font-size-complex="10pt" style:font-style-complex="italic"/>
    </style:style>
    <style:style style:name="T27" style:family="text">
      <style:text-properties fo:font-size="10pt" fo:font-style="italic" officeooo:rsid="0023f060" style:font-name-asian="Noteworthy-Light" style:font-size-asian="10pt" style:font-style-asian="italic" style:font-name-complex="Noteworthy-Light" style:font-size-complex="10pt" style:font-style-complex="italic"/>
    </style:style>
    <style:style style:name="T28" style:family="text">
      <style:text-properties fo:font-size="10pt" fo:font-style="italic" officeooo:rsid="0027a0db" style:font-name-asian="Noteworthy-Light" style:font-size-asian="10pt" style:font-style-asian="italic" style:font-name-complex="Noteworthy-Light" style:font-size-complex="10pt" style:font-style-complex="italic"/>
    </style:style>
    <style:style style:name="T29" style:family="text">
      <style:text-properties fo:color="#ff0000" fo:font-style="italic" fo:font-weight="bold" officeooo:rsid="001fd40d" style:font-name-asian="Helvetica1" style:font-style-asian="italic" style:font-weight-asian="bold" style:font-name-complex="Helvetica1" style:font-style-complex="italic" style:font-weight-complex="bold"/>
    </style:style>
    <style:style style:name="T30" style:family="text">
      <style:text-properties fo:color="#ff0000" fo:font-style="italic" fo:font-weight="bold" officeooo:rsid="00201150" style:font-name-asian="Helvetica1" style:font-style-asian="italic" style:font-weight-asian="bold" style:font-name-complex="Helvetica1" style:font-style-complex="italic" style:font-weight-complex="bold"/>
    </style:style>
    <style:style style:name="T31" style:family="text">
      <style:text-properties fo:color="#ff0000" fo:font-style="italic" fo:font-weight="bold" officeooo:rsid="001fd40d" style:font-style-asian="italic" style:font-weight-asian="bold" style:font-style-complex="italic" style:font-weight-complex="bold"/>
    </style:style>
    <style:style style:name="T32" style:family="text">
      <style:text-properties fo:color="#ff0000" fo:font-style="italic" fo:font-weight="bold" officeooo:rsid="00201150" style:font-style-asian="italic" style:font-weight-asian="bold" style:font-style-complex="italic" style:font-weight-complex="bold"/>
    </style:style>
    <style:style style:name="T33" style:family="text">
      <style:text-properties fo:color="#ff0000" style:font-name="Verdana" fo:font-style="italic" fo:font-weight="bold" officeooo:rsid="001fd40d" style:font-name-asian="Helvetica1" style:font-style-asian="italic" style:font-weight-asian="bold" style:font-name-complex="Helvetica1" style:font-style-complex="italic" style:font-weight-complex="bold"/>
    </style:style>
    <style:style style:name="T34" style:family="text">
      <style:text-properties fo:color="#ff0000" style:font-name="Verdana" fo:font-style="italic" fo:font-weight="bold" officeooo:rsid="00201150" style:font-name-asian="Helvetica1" style:font-style-asian="italic" style:font-weight-asian="bold" style:font-name-complex="Helvetica1" style:font-style-complex="italic" style:font-weight-complex="bold"/>
    </style:style>
    <style:style style:name="T35" style:family="text">
      <style:text-properties officeooo:rsid="00209115"/>
    </style:style>
    <style:style style:name="T36" style:family="text">
      <style:text-properties officeooo:rsid="0023f060"/>
    </style:style>
    <style:style style:name="T37" style:family="text">
      <style:text-properties style:use-window-font-color="true" fo:font-size="10pt" fo:font-style="italic" officeooo:rsid="00220858" style:font-name-asian="Noteworthy-Light" style:font-size-asian="10pt" style:font-style-asian="italic" style:font-name-complex="Noteworthy-Light" style:font-size-complex="10pt" style:font-style-complex="italic"/>
    </style:style>
    <style:style style:name="T38" style:family="text">
      <style:text-properties style:use-window-font-color="true" fo:font-size="10pt" fo:font-style="italic" officeooo:rsid="0027a0db" style:font-name-asian="Noteworthy-Light" style:font-size-asian="10pt" style:font-style-asian="italic" style:font-name-complex="Noteworthy-Light" style:font-size-complex="10pt" style:font-style-complex="italic"/>
    </style:style>
    <style:style style:name="T39" style:family="text">
      <style:text-properties style:use-window-font-color="true" fo:font-size="10pt" fo:font-style="italic" officeooo:rsid="00257b4e" style:font-name-asian="Noteworthy-Light" style:font-size-asian="10pt" style:font-style-asian="italic" style:font-name-complex="Noteworthy-Light" style:font-size-complex="10pt" style:font-style-complex="italic"/>
    </style:style>
    <style:style style:name="T40" style:family="text">
      <style:text-properties style:use-window-font-color="true" fo:font-size="10pt" fo:font-style="italic" officeooo:rsid="0023f060" style:font-name-asian="Noteworthy-Light" style:font-size-asian="10pt" style:font-style-asian="italic" style:font-name-complex="Noteworthy-Light" style:font-size-complex="10pt" style:font-style-complex="italic"/>
    </style:style>
    <style:style style:name="T41" style:family="text">
      <style:text-properties style:use-window-font-color="true" fo:font-size="10pt" fo:font-style="italic" officeooo:rsid="0027d0cb" style:font-name-asian="Noteworthy-Light" style:font-size-asian="10pt" style:font-style-asian="italic" style:font-name-complex="Noteworthy-Light" style:font-size-complex="10pt" style:font-style-complex="italic"/>
    </style:style>
    <style:style style:name="T42" style:family="text">
      <style:text-properties style:use-window-font-color="true" fo:font-size="10pt" officeooo:rsid="00220858" style:font-name-asian="Noteworthy-Light" style:font-size-asian="10pt" style:font-name-complex="Noteworthy-Light" style:font-size-complex="10pt"/>
    </style:style>
    <style:style style:name="T43" style:family="text">
      <style:text-properties style:use-window-font-color="true" fo:font-size="10pt" officeooo:rsid="0027a0db" style:font-name-asian="Noteworthy-Light" style:font-size-asian="10pt" style:font-name-complex="Noteworthy-Light" style:font-size-complex="10pt"/>
    </style:style>
    <style:style style:name="T44" style:family="text">
      <style:text-properties fo:color="#94bd5e"/>
    </style:style>
    <style:style style:name="T45" style:family="text">
      <style:text-properties fo:color="#94bd5e" officeooo:rsid="00209115"/>
    </style:style>
    <style:style style:name="T46" style:family="text">
      <style:text-properties fo:color="#94bd5e" fo:font-size="12pt" fo:font-style="italic" fo:font-weight="bold" officeooo:rsid="001fd40d" style:font-name-asian="Helvetica1" style:font-size-asian="12pt" style:font-style-asian="italic" style:font-weight-asian="bold" style:font-name-complex="Helvetica1" style:font-size-complex="12pt" style:font-style-complex="italic" style:font-weight-complex="bold"/>
    </style:style>
    <style:style style:name="T47" style:family="text">
      <style:text-properties fo:color="#94bd5e" fo:font-style="italic" fo:font-weight="bold" officeooo:rsid="001fd40d" style:font-name-asian="Helvetica1" style:font-style-asian="italic" style:font-weight-asian="bold" style:font-name-complex="Helvetica1" style:font-style-complex="italic" style:font-weight-complex="bold"/>
    </style:style>
    <style:style style:name="T48" style:family="text">
      <style:text-properties fo:color="#94bd5e" style:font-name="Verdana" fo:font-style="italic" fo:font-weight="bold" officeooo:rsid="001fd40d" style:font-name-asian="Helvetica1" style:font-style-asian="italic" style:font-weight-asian="bold" style:font-name-complex="Helvetica1" style:font-style-complex="italic" style:font-weight-complex="bold"/>
    </style:style>
    <style:style style:name="T49" style:family="text">
      <style:text-properties fo:color="#94bd5e" style:font-name="Verdana" fo:font-weight="normal" style:font-weight-asian="normal" style:font-weight-complex="normal"/>
    </style:style>
    <style:style style:name="T50" style:family="text">
      <style:text-properties fo:color="#94bd5e" fo:font-weight="normal" style:font-weight-asian="normal" style:font-weight-complex="normal"/>
    </style:style>
    <style:style style:name="T51" style:family="text">
      <style:text-properties fo:color="#ffd320" fo:font-size="12pt" fo:font-style="italic" fo:font-weight="bold" officeooo:rsid="0026c74e" style:font-name-asian="Helvetica1" style:font-size-asian="12pt" style:font-style-asian="italic" style:font-weight-asian="bold" style:font-name-complex="Helvetica1" style:font-size-complex="12pt" style:font-style-complex="italic" style:font-weight-complex="bold"/>
    </style:style>
    <style:style style:name="T52" style:family="text">
      <style:text-properties fo:color="#ffd320" fo:font-size="12pt" fo:font-style="italic" fo:font-weight="bold" officeooo:rsid="001fd40d" style:font-name-asian="Helvetica1" style:font-size-asian="12pt" style:font-style-asian="italic" style:font-weight-asian="bold" style:font-name-complex="Helvetica1" style:font-size-complex="12pt" style:font-style-complex="italic" style:font-weight-complex="bold"/>
    </style:style>
    <style:style style:name="T53" style:family="text">
      <style:text-properties fo:color="#ffd320" fo:font-style="italic" fo:font-weight="bold" officeooo:rsid="0026c74e" style:font-name-asian="Helvetica1" style:font-style-asian="italic" style:font-weight-asian="bold" style:font-name-complex="Helvetica1" style:font-style-complex="italic" style:font-weight-complex="bold"/>
    </style:style>
    <style:style style:name="T54" style:family="text">
      <style:text-properties fo:color="#ffd320" fo:font-style="italic" fo:font-weight="bold" officeooo:rsid="001fd40d" style:font-name-asian="Helvetica1" style:font-style-asian="italic" style:font-weight-asian="bold" style:font-name-complex="Helvetica1" style:font-style-complex="italic" style:font-weight-complex="bold"/>
    </style:style>
    <style:style style:name="T55" style:family="text">
      <style:text-properties fo:color="#ffd320" style:font-name="Verdana" fo:font-style="italic" fo:font-weight="bold" officeooo:rsid="0026c74e" style:font-name-asian="Helvetica1" style:font-style-asian="italic" style:font-weight-asian="bold" style:font-name-complex="Helvetica1" style:font-style-complex="italic" style:font-weight-complex="bold"/>
    </style:style>
    <style:style style:name="T56" style:family="text">
      <style:text-properties fo:color="#ffd320" style:font-name="Verdana" fo:font-style="italic" fo:font-weight="bold" officeooo:rsid="001fd40d" style:font-name-asian="Helvetica1" style:font-style-asian="italic" style:font-weight-asian="bold" style:font-name-complex="Helvetica1" style:font-style-complex="italic" style:font-weight-complex="bold"/>
    </style:style>
    <style:style style:name="T57" style:family="text">
      <style:text-properties officeooo:rsid="00257b4e"/>
    </style:style>
    <style:style style:name="T58" style:family="text">
      <style:text-properties fo:font-size="12pt" fo:font-style="italic" fo:font-weight="bold" officeooo:rsid="001fd40d" style:font-name-asian="Helvetica1" style:font-size-asian="12pt" style:font-style-asian="italic" style:font-weight-asian="bold" style:font-name-complex="Helvetica1" style:font-size-complex="12pt" style:font-style-complex="italic" style:font-weight-complex="bold"/>
    </style:style>
    <style:style style:name="T59" style:family="text">
      <style:text-properties officeooo:rsid="0027a0db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style:font-name="Verdana" fo:font-weight="normal" style:font-weight-asian="normal" style:font-weight-complex="normal"/>
    </style:style>
    <style:style style:name="T62" style:family="text">
      <style:text-properties style:font-name="Verdana" fo:font-size="10pt" fo:font-style="italic" fo:font-weight="bold" officeooo:rsid="0027a0db" style:font-name-asian="Noteworthy-Light" style:font-size-asian="10pt" style:font-style-asian="italic" style:font-weight-asian="bold" style:font-name-complex="Noteworthy-Light" style:font-size-complex="10pt" style:font-style-complex="italic" style:font-weight-complex="bold"/>
    </style:style>
    <style:style style:name="T63" style:family="text">
      <style:text-properties style:font-name="Verdana" fo:font-size="10pt" fo:font-style="italic" fo:font-weight="bold" officeooo:rsid="00257b4e" style:font-name-asian="Noteworthy-Light" style:font-size-asian="10pt" style:font-style-asian="italic" style:font-weight-asian="bold" style:font-name-complex="Noteworthy-Light" style:font-size-complex="10pt" style:font-style-complex="italic" style:font-weight-complex="bold"/>
    </style:style>
    <style:style style:name="T64" style:family="text">
      <style:text-properties style:font-name="Verdana" fo:font-size="10pt" fo:font-style="italic" fo:font-weight="bold" officeooo:rsid="0023f060" style:font-name-asian="Noteworthy-Light" style:font-size-asian="10pt" style:font-style-asian="italic" style:font-weight-asian="bold" style:font-name-complex="Noteworthy-Light" style:font-size-complex="10pt" style:font-style-complex="italic" style:font-weight-complex="bold"/>
    </style:style>
    <style:style style:name="T65" style:family="text">
      <style:text-properties style:font-name="Verdana" fo:font-size="10pt" fo:font-style="italic" officeooo:rsid="0027a0db" style:font-name-asian="Noteworthy-Light" style:font-size-asian="10pt" style:font-style-asian="italic" style:font-name-complex="Noteworthy-Light" style:font-size-complex="10pt" style:font-style-complex="italic"/>
    </style:style>
    <style:style style:name="T66" style:family="text">
      <style:text-properties style:font-name="Verdana" fo:font-size="10pt" fo:font-style="italic" officeooo:rsid="00257b4e" style:font-name-asian="Noteworthy-Light" style:font-size-asian="10pt" style:font-style-asian="italic" style:font-name-complex="Noteworthy-Light" style:font-size-complex="10pt" style:font-style-complex="italic"/>
    </style:style>
    <style:style style:name="T67" style:family="text">
      <style:text-properties style:font-name="Verdana" fo:font-size="10pt" fo:font-style="italic" officeooo:rsid="0023f060" style:font-name-asian="Noteworthy-Light" style:font-size-asian="10pt" style:font-style-asian="italic" style:font-name-complex="Noteworthy-Light" style:font-size-complex="10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6">FOR </text:span><text:span text:style-name="T7">HIM &amp; HER</text:span></text:p>
      <text:p text:style-name="P11"><text:line-break/><text:line-break/><text:span text:style-name="T47">OK – </text:span><text:span text:style-name="T50">YOUNG</text:span></text:p>
      <text:p text:style-name="P21"><text:line-break/>For whom lives his/her life with lightness and carefreeness in search of the perfect balance/equilibrium.</text:p>
      <text:p text:style-name="P5"/>
      <text:p text:style-name="P6"><text:line-break/><text:span text:style-name="T29">O</text:span><text:span text:style-name="T30">UT</text:span><text:span text:style-name="T29"> –</text:span><text:span text:style-name="T20"> </text:span>FIRM</text:p>
      <text:p text:style-name="P7"><text:line-break/>For whom never has doubts anf always knows what he/she wants because he/she is able to revel (crogiolarsi) in the flow of <text:span text:style-name="T13">//</text:span><text:span text:style-name="T14">STOP</text:span><text:span text:style-name="T12"> <text:s/></text:span><text:span text:style-name="T10">his/her thoughts with no hurry.</text:span></text:p>
      <text:p text:style-name="P5"/>
      <text:p text:style-name="P6"><text:line-break/><text:span text:style-name="T29">O</text:span><text:span text:style-name="T30">UT</text:span><text:span text:style-name="T29"> –</text:span><text:span text:style-name="T20"> </text:span>ROBUST</text:p>
      <text:p text:style-name="P8"><text:line-break/>For whom face life in the most profuse way plunging the roots in deep, but sometimes he/she let him-herself <text:span text:style-name="T13">//</text:span><text:span text:style-name="T14">STOP</text:span><text:span text:style-name="T12"> <text:s/></text:span><text:span text:style-name="T10">overwhelm by passion.</text:span></text:p>
      <text:p text:style-name="P5"/>
      <text:p text:style-name="P9"><text:line-break/><text:span text:style-name="T53">OUT</text:span><text:span text:style-name="T54"> - </text:span>SPARKLING</text:p>
      <text:p text:style-name="P5"><text:line-break/>For whom is always ready to take on any challenge but needs a push of courage.</text:p>
      <text:p text:style-name="P5"/>
      <text:p text:style-name="P10"><text:span text:style-name="T28">&gt;&gt; </text:span><text:span text:style-name="T26">servirebbe </text:span><text:span text:style-name="T27">un</text:span><text:span text:style-name="T26">o</text:span><text:span text:style-name="T27"> “</text:span><text:span text:style-name="T25">For whom is always ready</text:span><text:span text:style-name="T27">” in più</text:span><text:span text:style-name="T47"><text:line-break/></text:span></text:p>
      <text:p text:style-name="P9"><text:span text:style-name="T47"/></text:p>
      <text:p text:style-name="P9"><text:span text:style-name="T47">OK – </text:span><text:span text:style-name="T44">SWEET</text:span></text:p>
      <text:p text:style-name="P21"><text:span text:style-name="T4"><text:line-break/>For whom wants to taste his/her life with a of sweetness letting himself/herself wind up by a soft and endearing pleasure.</text:span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oft-page-break/><text:span text:style-name="T6"/></text:p>
      <text:p text:style-name="P17"><text:span text:style-name="T6"/></text:p>
      <text:p text:style-name="P17"><text:span text:style-name="T6">FOR AMAZING</text:span><text:line-break/><text:line-break/><text:line-break/><text:span text:style-name="T31">O</text:span><text:span text:style-name="T32">UT</text:span><text:span text:style-name="T31"> –</text:span><text:span text:style-name="T6"> </text:span>BORDEAUX STYLE </text:p>
      <text:p text:style-name="P19"/>
      <text:p text:style-name="P19">With its classical shape, it's the protagonist in the various theatre of international wine. It's the most known glass shape in the<text:span text:style-name="T2"> //</text:span><text:span text:style-name="T3">STOP</text:span><text:span text:style-name="T8"> world to contain wine. it's suitable to every occasion.</text:span></text:p>
      <text:p text:style-name="P19"/>
      <text:p text:style-name="P19"/>
      <text:p text:style-name="P19"/>
      <text:p text:style-name="P20"><text:span text:style-name="T31">O</text:span><text:span text:style-name="T32">UT</text:span><text:span text:style-name="T31"> –</text:span><text:span text:style-name="T6"> </text:span><text:span text:style-name="T1">RHINE</text:span> STYLE </text:p>
      <text:p text:style-name="P19"/>
      <text:p text:style-name="P19">With its narrow and tall form it's  suitable to contain young red wines that must be consumed in a short period. <text:span text:style-name="T2">//</text:span><text:span text:style-name="T3">STOP</text:span> <text:span text:style-name="T8">The right bottle for special moments.</text:span></text:p>
      <text:p text:style-name="P19"/>
      <text:p text:style-name="P19"/>
      <text:p text:style-name="P19"/>
      <text:p text:style-name="P20"><text:span text:style-name="T31">O</text:span><text:span text:style-name="T32">UT</text:span><text:span text:style-name="T31"> – </text:span>BURGUND<text:span text:style-name="T1">IAN</text:span> STYLE</text:p>
      <text:p text:style-name="P19"/>
      <text:p text:style-name="P19">Known in the whole world as the bottle that contains a refined wine. Its original shape with sloping shoulders enhances the complexity of its wine. <text:span text:style-name="T2">//</text:span><text:span text:style-name="T3">STOP </text:span><text:span text:style-name="T8">Appropriate to important occasion, just like its contents.</text:span></text:p>
      <text:p text:style-name="P19"/>
      <text:p text:style-name="P19"/>
      <text:p text:style-name="P19"/>
      <text:p text:style-name="P22"><text:span text:style-name="T6">OK – </text:span>C<text:span text:style-name="T1">HAMPAGNE </text:span>STYLE</text:p>
      <text:p text:style-name="P22"/>
      <text:p text:style-name="P22">It's the suggested bottle for important occasions that usually don't repeat twice in the life of a person!</text:p>
      <text:p text:style-name="P22"/>
      <text:p text:style-name="P22"/>
      <text:p text:style-name="P22"/>
      <text:p text:style-name="P22"><text:span text:style-name="T6">OK - </text:span><text:span text:style-name="T1">LYRICH </text:span>STYLE</text:p>
      <text:p text:style-name="P22"/>
      <text:p text:style-name="P22">An unusual shape for a bottle, often used in occasions that need a big dose of sweetness.</text:p>
      <text:p text:style-name="P22"/>
      <text:p text:style-name="P35">FOR EXPERT</text:p>
      <text:p text:style-name="P26"/>
      <text:h text:style-name="P1" text:outline-level="2"><text:span text:style-name="T29">O</text:span><text:span text:style-name="T30">UT</text:span><text:span text:style-name="T29"> – </text:span><text:span text:style-name="T35">SMALL BALLON</text:span></text:h>
      <text:p text:style-name="P27">The shape of the glass exalts the wine in the moment just before the degustation: this is the right shape for the young red <text:span text:style-name="T13">//</text:span><text:span text:style-name="T14">STOP </text:span><text:span text:style-name="T9"><text:s/>or white wines, that helps the preservation of their freshness.</text:span></text:p>
      <text:p text:style-name="P26"/>
      <text:h text:style-name="P2" text:outline-level="2"><text:span text:style-name="T29"><text:line-break/>O</text:span><text:span text:style-name="T30">UT</text:span><text:span text:style-name="T29"> – </text:span><text:span text:style-name="T35">BURGUNDY</text:span></text:h>
      <text:p text:style-name="P27">This is the glass for the Chianti or the Cabernet Sauvignon: wines that aren't aged too much and need a good oxygenation. <text:span text:style-name="T13">//</text:span><text:span text:style-name="T14">STOP </text:span><text:span text:style-name="T10"><text:s/>Take your time, breath together with it and put yourself into its hands.</text:span></text:p>
      <text:p text:style-name="P33"/>
      <text:h text:style-name="P4" text:outline-level="2"><text:span text:style-name="T47"><text:line-break/>OK - </text:span><text:span text:style-name="T45">LARGE BALLON</text:span></text:h>
      <text:p text:style-name="P23">The maturity and the experience of a wine that has decided to occupy this space made of glass.</text:p>
      <text:p text:style-name="P26"/>
      <text:h text:style-name="P2" text:outline-level="2"><text:span text:style-name="T53"><text:line-break/>OUT</text:span><text:span text:style-name="T54"> - </text:span><text:span text:style-name="T35">FLUTE</text:span></text:h>
      <text:p text:style-name="P12">Beauty is perceived by the five senses and arouses pleasant sensations like a precious gift or the the perlage of an excellent <text:span text:style-name="T13">//</text:span><text:span text:style-name="T14">STOP <text:s/></text:span><text:span text:style-name="T21">wine.</text:span><text:line-break/><text:line-break/><text:span text:style-name="T22">&gt;&gt;</text:span><text:span text:style-name="T23"> Wine è un accapo di troppo, se si vuole il massimo accorcia</text:span><text:span text:style-name="T24">re</text:span><text:span text:style-name="T23"> la frase.</text:span></text:p>
      <text:p text:style-name="P26"/>
      <text:p text:style-name="P26"/>
      <text:h text:style-name="P3" text:outline-level="2"><text:span text:style-name="T53">OUT</text:span><text:span text:style-name="T54"> - </text:span><text:span text:style-name="T35">TULIP</text:span></text:h>
      <text:p text:style-name="P13">Sweetness is made of romantic gestures, with this glass you can even taste it.</text:p>
      <text:p text:style-name="P13"/>
      <text:p text:style-name="P16"><text:span text:style-name="T59">&gt;&gt; </text:span><text:span text:style-name="T57">servirebbe </text:span><text:span text:style-name="T36">un</text:span><text:span text:style-name="T57">o</text:span><text:span text:style-name="T36"> “Sweetness is made of romantic gestures” in più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28">SUPERIOR</text:p>
      <text:p text:style-name="P30"/>
      <text:p text:style-name="P24"><text:span text:style-name="T58"><text:line-break/>OK – </text:span>RED</text:p>
      <text:p text:style-name="P24"><text:line-break/>If you really love drinking wine, probably you'll prefer red wines. This is the right colour of all great wines. </text:p>
      <text:p text:style-name="P30"><text:line-break/><text:line-break/></text:p>
      <text:p text:style-name="P30"><text:span text:style-name="T51">OUT</text:span><text:span text:style-name="T52"> - </text:span>WHITE</text:p>
      <text:p text:style-name="P30"><text:line-break/>The white wines offer another way of interpreting wine: it can be fresh, spicy, fruity, aromatic. Just decide how to break <text:span text:style-name="T15">//</text:span><text:span text:style-name="T16">STOP </text:span><text:span text:style-name="T21">the ice!</text:span></text:p>
      <text:p text:style-name="P31"/>
      <text:p text:style-name="P29"><text:span text:style-name="T22">&gt;&gt; The ice </text:span><text:span text:style-name="T42">è un accapo di troppo, se si vuole il massimo accorcia</text:span><text:span text:style-name="T43">re</text:span><text:span text:style-name="T42"> la frase.</text:span></text:p>
      <text:p text:style-name="P30"><text:s/></text:p>
      <text:p text:style-name="P30"/>
      <text:p text:style-name="P25"><text:span text:style-name="T58">OK – </text:span>SPARKLING</text:p>
      <text:p text:style-name="P24"><text:line-break/>Elegance and taste marry perfectly in these spakling works of art signed by Dom Perignon, Moet Chandon...</text:p>
      <text:p text:style-name="P30"/>
      <text:p text:style-name="P30"/>
      <text:p text:style-name="P32"><text:span text:style-name="T46">OK – </text:span><text:span text:style-name="T44">SWEET</text:span></text:p>
      <text:p text:style-name="P24"><text:line-break/>Wines that are the heap of fragrances, tastes, history. A wine that reveals all in a sudden its richness.</text:p>
      <text:p text:style-name="P30"/>
      <text:p text:style-name="P32"><text:span text:style-name="T51"><text:line-break/>OUT</text:span><text:span text:style-name="T52"> - </text:span>SPIRIT</text:p>
      <text:p text:style-name="P30"><text:line-break/>The roots of every different country immerse into the aromas of these liqueurs</text:p>
      <text:p text:style-name="P30"/>
      <text:p text:style-name="P32"><text:span text:style-name="T22">&gt;&gt; T</text:span><text:span text:style-name="T38"> </text:span><text:span text:style-name="T39">servirebbe </text:span><text:span text:style-name="T40">un</text:span><text:span text:style-name="T39">o</text:span><text:span text:style-name="T37"> “The roots of every different country” </text:span><text:span text:style-name="T41">in più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Noteworthy-Light" svg:font-family="Noteworthy-Light"/>
    <style:font-face style:name="Helvetica" svg:font-family="Helvetica" style:font-family-generic="swiss"/>
    <style:font-face style:name="Helvetica1" svg:font-family="Helvetica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6T06:42:48.70</meta:creation-date>
    <dc:date>2013-10-16T09:17:49.39</dc:date>
    <meta:editing-duration>PT41M10S</meta:editing-duration>
    <meta:editing-cycles>26</meta:editing-cycles>
    <meta:generator>LibreOffice/4.0.2.2$Windows_x86 LibreOffice_project/4c82dcdd6efcd48b1d8bba66bfe1989deee49c3</meta:generator>
    <meta:document-statistic meta:table-count="0" meta:image-count="0" meta:object-count="0" meta:page-count="4" meta:paragraph-count="49" meta:word-count="579" meta:character-count="3295" meta:non-whitespace-character-count="2714"/>
  </office:meta>
</office:document-meta>
</file>